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335in"/>
    </style:style>
    <style:style style:name="co3" style:family="table-column">
      <style:table-column-properties fo:break-before="auto" style:column-width="3.1736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italic" style:font-weight-asian="normal" style:font-name-complex="Monospace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Monospace" fo:language="none" fo:country="none" fo:font-style="italic" style:font-name-asian="Monospace" style:language-asian="none" style:country-asian="none" style:font-style-asian="italic" style:font-name-complex="Monospace" style:language-complex="none" style:country-complex="none" style:font-style-complex="italic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cell-protect="none" style:print-content="tru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T1" style:family="text">
      <style:text-properties fo:color="#3f5fbf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fo:color="#3f5fbf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3" style:family="text">
      <style:text-properties style:font-size-asian="10pt" fo:language="en" fo:country="US" style:font-size-complex="10pt" style:font-weight-asian="normal" style:font-weight-complex="normal" style:font-style-asian="normal" style:font-style-complex="normal" style:text-emphasize="none" style:font-relief="none" style:language-complex="hi" style:country-complex="IN" style:font-name="Liberation Sans" fo:font-size="10pt" style:text-overline-style="none" style:text-overline-color="font-color" style:font-name-asian="Noto Sans CJK SC" style:font-name-complex="Lohit Devanagari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/>
    </style:style>
    <style:style style:name="T4" style:family="text">
      <style:text-properties style:font-size-asian="10pt" style:font-size-complex="10pt" style:font-weight-asian="normal" style:font-weight-complex="normal" style:font-style-asian="normal" style:font-style-complex="normal" style:text-emphasize="none" style:font-relief="none"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style:font-name="Monospace" style:language-asian="none" style:country-asian="none" style:font-name-asian="Monospace" fo:language="none" fo:country="none" fo:color="#000000" style:font-name-complex="Monospace" style:language-complex="none" style:country-complex="none"/>
    </style:style>
    <style:style style:name="T5" style:family="text">
      <style:text-properties style:font-size-asian="10pt" style:font-size-complex="10pt" style:font-weight-asian="normal" style:font-weight-complex="normal" style:font-style-asian="normal" style:font-style-complex="normal" style:text-emphasize="none" style:font-relief="none"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style:font-name="Monospace" style:language-asian="none" style:country-asian="none" style:font-name-asian="Monospace" fo:language="none" fo:country="none" style:font-name-complex="Monospace" style:language-complex="none" style:country-complex="none" fo:color="#0000c0"/>
    </style:style>
    <style:style style:name="T6" style:family="text">
      <style:text-properties style:font-size-asian="10pt" style:font-size-complex="10pt" style:font-weight-asian="normal" style:font-weight-complex="normal" style:font-style-asian="normal" style:font-style-complex="normal" style:text-emphasize="none" style:font-relief="none"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style:font-name="Monospace" style:language-asian="none" style:country-asian="none" style:font-name-asian="Monospace" fo:language="none" fo:country="none" style:font-name-complex="Monospace" style:language-complex="none" style:country-complex="none" fo:color="#000000"/>
    </style:style>
    <style:style style:name="T7" style:family="text">
      <style:text-properties style:font-size-asian="10pt" style:font-size-complex="10pt" style:font-style-asian="normal" style:font-style-complex="normal" style:text-emphasize="none" style:font-relief="none"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style:font-name="Monospace" style:language-asian="none" style:country-asian="none" style:font-name-asian="Monospace" fo:language="none" fo:country="none" style:font-name-complex="Monospace" style:language-complex="none" style:country-complex="none" style:font-weight-asian="bold" style:font-weight-complex="bold" fo:font-weight="bold" fo:color="#642880"/>
    </style:style>
    <style:style style:name="T8" style:family="text">
      <style:text-properties style:font-size-asian="10pt" style:font-size-complex="10pt" style:font-style-asian="normal" style:font-style-complex="normal" style:text-emphasize="none" style:font-relief="none"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style:font-name="Monospace" style:font-name-asian="Monospace" style:font-name-complex="Monospace" fo:color="#000000" fo:font-weight="normal" fo:language="en" fo:country="US" style:language-asian="zh" style:country-asian="CN" style:language-complex="hi" style:country-complex="IN" style:font-weight-asian="normal" style:font-weight-complex="normal"/>
    </style:style>
    <style:style style:name="T9" style:family="text">
      <style:text-properties style:text-outline="false" style:font-size-complex="10pt" fo:font-size="10pt" style:font-name="Liberation Sans" style:font-name-asian="Noto Sans CJK SC" style:font-name-complex="Lohit Devanagari" style:font-relief="none" style:text-emphasize="none" style:font-style-complex="normal" fo:font-style="normal" fo:text-shadow="none" style:text-line-through-mode="continuous" style:font-weight-complex="normal" style:font-weight-asian="normal" style:font-style-asian="normal" style:font-size-asian="10pt" style:text-overline-style="none" style:text-overline-color="font-color" style:language-complex="hi" style:country-complex="IN" style:language-asian="zh" style:country-asian="CN" fo:font-weight="normal" style:text-underline-style="none" style:text-underline-color="font-color" style:text-line-through-type="none" fo:language="en" fo:country="US"/>
    </style:style>
    <style:style style:name="T10" style:family="text">
      <style:text-properties style:text-outline="false" style:font-size-complex="10pt" fo:font-size="10pt" style:font-relief="none" style:text-emphasize="none" style:font-style-complex="normal" fo:font-style="normal" fo:text-shadow="none" style:text-line-through-mode="continuous" style:font-weight-complex="normal" style:font-weight-asian="normal" style:font-style-asian="normal" style:font-size-asian="10pt" style:text-overline-style="none" style:text-overline-color="font-color" style:language-complex="hi" style:country-complex="IN" style:language-asian="zh" style:country-asian="CN" fo:font-weight="normal" style:text-underline-style="none" style:text-underline-color="font-color" style:text-line-through-type="none" fo:language="en" fo:country="US" style:font-name-asian="Monospace" style:font-name="Monospace" style:font-name-complex="Monospace" fo:color="#000000"/>
    </style:style>
    <style:style style:name="T11" style:family="text">
      <style:text-properties style:text-outline="false" style:font-size-complex="10pt" fo:font-size="10pt" style:font-relief="none" style:text-emphasize="none" style:font-style-complex="normal" fo:font-style="normal" fo:text-shadow="none" style:text-line-through-mode="continuous" style:font-style-asian="normal" style:font-size-asian="10pt" style:text-overline-style="none" style:text-overline-color="font-color" fo:font-weight="normal" style:text-underline-style="none" style:text-underline-color="font-color" style:text-line-through-type="none" style:font-name-asian="Monospace" style:font-name="Monospace" style:font-name-complex="Monospace" style:font-weight-complex="bold" fo:language="none" fo:country="none" style:font-weight-asian="bold" style:language-complex="none" style:country-complex="none" style:language-asian="none" style:country-asian="none" fo:color="#642880"/>
    </style:style>
    <style:style style:name="T12" style:family="text">
      <style:text-properties style:text-outline="false" style:font-size-complex="10pt" fo:font-size="10pt" style:font-relief="none" style:text-emphasize="none" style:font-style-complex="normal" fo:font-style="normal" fo:text-shadow="none" style:text-line-through-mode="continuous" style:font-style-asian="normal" style:font-size-asian="10pt" style:text-overline-style="none" style:text-overline-color="font-color" fo:font-weight="normal" style:text-underline-style="none" style:text-underline-color="font-color" style:text-line-through-type="none" style:font-name-asian="Monospace" style:font-name="Monospace" style:font-name-complex="Monospace" fo:color="#000000" fo:language="en" fo:country="US" style:language-complex="hi" style:country-complex="IN" style:language-asian="zh" style:country-asian="CN" style:font-weight-asian="normal" style:font-weight-complex="normal"/>
    </style:style>
    <style:style style:name="T13" style:family="text">
      <style:text-properties style:text-outline="false" style:font-size-complex="10pt" fo:font-size="10pt" style:font-relief="none" style:text-emphasize="none" style:font-style-complex="normal" fo:font-style="normal" fo:text-shadow="none" style:text-line-through-mode="continuous" style:font-style-asian="normal" style:font-size-asian="10pt" style:text-overline-style="none" style:text-overline-color="font-color" fo:font-weight="normal" style:text-underline-style="none" style:text-underline-color="font-color" style:text-line-through-type="none" style:font-name-asian="Monospace" style:font-name="Monospace" style:font-name-complex="Monospace" fo:color="#000000" style:font-weight-asian="normal" style:font-weight-complex="normal" fo:language="none" fo:country="none" style:language-asian="none" style:country-asian="none" style:language-complex="none" style:country-complex="none"/>
    </style:style>
    <style:style style:name="T14" style:family="text">
      <style:text-properties style:text-outline="false" style:font-size-complex="10pt" fo:font-size="10pt" style:font-relief="none" style:text-emphasize="none" style:font-style-complex="normal" fo:font-style="normal" fo:text-shadow="none" style:text-line-through-mode="continuous" style:font-style-asian="normal" style:font-size-asian="10pt" style:text-overline-style="none" style:text-overline-color="font-color" fo:font-weight="normal" style:text-underline-style="none" style:text-underline-color="font-color" style:text-line-through-type="none" style:font-name-asian="Monospace" style:font-name="Monospace" style:font-name-complex="Monospace" style:font-weight-asian="normal" style:font-weight-complex="normal" fo:language="none" fo:country="none" style:language-asian="none" style:country-asian="none" style:language-complex="none" style:country-complex="none" fo:color="#0000c0"/>
    </style:style>
    <style:style style:name="T15" style:family="text">
      <style:text-properties style:text-outline="false" style:font-size-complex="10pt" fo:font-size="10pt" style:font-relief="none" style:text-emphasize="none" style:font-style-complex="normal" fo:font-style="normal" fo:text-shadow="none" style:text-line-through-mode="continuous" style:font-style-asian="normal" style:font-size-asian="10pt" style:text-overline-style="none" style:text-overline-color="font-color" fo:font-weight="normal" style:text-underline-style="none" style:text-underline-color="font-color" style:text-line-through-type="none" style:font-name-asian="Monospace" style:font-name="Monospace" style:font-name-complex="Monospace" style:font-weight-asian="normal" style:font-weight-complex="normal" fo:color="#000000" fo:language="en" fo:country="US" style:language-asian="zh" style:country-asian="CN" style:language-complex="hi" style:country-complex="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 table:protection-key="6Pl/upEE0epQR5SObftn+s2fW3M=" table:protection-key-digest-algorithm="http://www.w3.org/2000/09/xmldsig#sha1">
        <loext:table-protection loext:select-unprotected-cells="tru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alculation test for barometric formula: Altitude to Pressure, and control calculation back to altitude.</text:p>
            <text:p>Inputs: </text:p>
            <text:p>- Temperature at altitude (You can only measure the temperature around yourself in the plane, not on the ground 1000m below</text:p>
            <text:p>- Current altitude</text:p>
            <text:p>- QFF (Pressure reduced to MSL, you can fill in QNH from neighboring airports)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" office:value-type="string" calcext:value-type="string">
            <text:p>Constants for calculation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 calcext:value-type="string">
            <text:p>CtoK</text:p>
          </table:table-cell>
          <table:table-cell table:style-name="ce6" office:value-type="float" office:value="273.15" calcext:value-type="float">
            <text:p>273.15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 calcext:value-type="string">
            <text:p>GRAVITY</text:p>
          </table:table-cell>
          <table:table-cell table:style-name="ce6" office:value-type="float" office:value="9.80665" calcext:value-type="float">
            <text:p>9.80665</text:p>
          </table:table-cell>
          <table:table-cell/>
          <table:table-cell office:value-type="string" calcext:value-type="string">
            <text:p>Un-protect sheet: password = password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R: <text:span text:style-name="T1">Universal gas constant</text:span></text:p>
          </table:table-cell>
          <table:table-cell table:style-name="ce6" office:value-type="float" office:value="8.3144598" calcext:value-type="float">
            <text:p>8.3144598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 calcext:value-type="string">
            <text:p>M: <text:span text:style-name="T2">Molar</text:span><text:span text:style-name="T1"> mass of dry air</text:span></text:p>
          </table:table-cell>
          <table:table-cell table:style-name="ce6" office:value-type="float" office:value="0.0289644" calcext:value-type="float">
            <text:p>0.0289644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2" office:value-type="string" calcext:value-type="string">
            <text:p>TempLapseIndiffBoundLayer</text:p>
            <text:p>In Deg/m</text:p>
          </table:table-cell>
          <table:table-cell table:style-name="ce7" table:formula="of:= -1 / 100" office:value-type="float" office:value="-0.01" calcext:value-type="float">
            <text:p>-0.01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table:style-name="ce8"/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 calcext:value-type="string">
            <text:p>BarometricFormulaExponent</text:p>
          </table:table-cell>
          <table:table-cell table:style-name="ce8" table:formula="of:= [.F4] * [.F6] / [.F5] / [.F7]" office:value-type="float" office:value="-3.41626203135891" calcext:value-type="float">
            <text:p>-3.41626203135891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8"/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Barometric Factor</text:p>
          </table:table-cell>
          <table:table-cell table:style-name="ce8" table:formula="of:=POWER( ([.G14]-([.F7]*[.F15])) / [.G14];[.F9])" office:value-type="float" office:value="0.942922867486766" calcext:value-type="float">
            <text:p>0.942922867486766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5"/>
          <table:table-cell table:style-name="ce1" office:value-type="string" calcext:value-type="string">
            <text:p>Changeable values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Current temperature (C/K)</text:p>
            <text:p>at altitude (not ground temperature)</text:p>
          </table:table-cell>
          <table:table-cell table:style-name="ce9" office:value-type="float" office:value="15" calcext:value-type="float">
            <text:p>15</text:p>
          </table:table-cell>
          <table:table-cell table:style-name="ce8" table:formula="of:= [.F14] + [.F3]" office:value-type="float" office:value="288.15" calcext:value-type="float">
            <text:p>288.15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Current altitude (m)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QFF</text:p>
          </table:table-cell>
          <table:table-cell table:style-name="ce9" office:value-type="float" office:value="1013.25" calcext:value-type="float">
            <text:p>1013.25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5"/>
          <table:table-cell table:style-name="ce1" office:value-type="string" calcext:value-type="string">
            <text:p>Calculation results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altitude pressure</text:p>
          </table:table-cell>
          <table:table-cell table:style-name="ce10" table:formula="of:= [.F16] * [.F11]" office:value-type="float" office:value="955.416595480966" calcext:value-type="float">
            <text:p>955.416595480966</text:p>
          </table:table-cell>
          <table:table-cell office:value-type="string" calcext:value-type="string">
            <text:p><text:span text:style-name="T3"> </text:span><text:span text:style-name="T4">= </text:span><text:span text:style-name="T5">qff</text:span><text:span text:style-name="T6"> * </text:span><text:span text:style-name="T7">POWER</text:span><text:span text:style-name="T8"> ((currTempK - (TempLapseIndiffBoundLayer * altMSL)) / currTempK,BarometricFormulaExponent)</text:span></text:p>
          </table:table-cell>
          <table:table-cell/>
        </table:table-row>
        <table:table-row table:style-name="ro4">
          <table:table-cell table:number-columns-repeated="4"/>
          <table:table-cell table:style-name="ce3" office:value-type="string" calcext:value-type="string">
            <text:p>resulting altitude (reverse calculation)</text:p>
            <text:p>from altitude pressure, QFF and current temperature</text:p>
          </table:table-cell>
          <table:table-cell table:style-name="ce10" table:formula="of:= ([.G14] - (POWER(([.F19]/[.F16]);1/[.F9]) * [.G14]) ) / [.F7]" office:value-type="float" office:value="500" calcext:value-type="float">
            <text:p>500</text:p>
          </table:table-cell>
          <table:table-cell office:value-type="string" calcext:value-type="string">
            <text:p><text:span text:style-name="T9"> = </text:span><text:span text:style-name="T10">(currTempK </text:span><text:span text:style-name="T11">-(POWER</text:span><text:span text:style-name="T12"> (</text:span><text:span text:style-name="T13">(p / </text:span><text:span text:style-name="T14">qff),(1.0/</text:span><text:span text:style-name="T15">BarometricFormulaExponent)) * currTempK)) / TempLapseIndiffBoundLayer</text:span>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4"/>
          <table:table-cell table:style-name="ce4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Dynamic pressure calculations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4" office:value-type="string" calcext:value-type="string">
            <text:p>Pressure p (mBar)</text:p>
          </table:table-cell>
          <table:table-cell table:style-name="ce9" office:value-type="float" office:value="1013.25" calcext:value-type="float">
            <text:p>1013.25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4" office:value-type="string" calcext:value-type="string">
            <text:p>Speed v (km/h)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4" office:value-type="string" calcext:value-type="string">
            <text:p>Temperature T (C)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  <table:table-cell table:style-name="ce5"/>
          <table:table-cell table:number-columns-repeated="3"/>
        </table:table-row>
        <table:table-row table:style-name="ro2">
          <table:table-cell table:number-columns-repeated="5"/>
          <table:table-cell table:style-name="ce1" office:value-type="string" calcext:value-type="string">
            <text:p>Result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4" office:value-type="string" calcext:value-type="string">
            <text:p>Air density q (kg/m^3)</text:p>
          </table:table-cell>
          <table:table-cell table:style-name="ce10" table:formula="of:= ([.F26]*100)/([.F5]/[.F6])/([.F28]+[.F3])" office:value-type="float" office:value="1.22497855865276" calcext:value-type="float">
            <text:p>1.22497855865276</text:p>
          </table:table-cell>
          <table:table-cell office:value-type="string" calcext:value-type="string">
            <text:p><text:s/>= p / (R/M) / T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Dynamic pressure (Pa)</text:p>
          </table:table-cell>
          <table:table-cell table:style-name="ce10" table:formula="of:= 0.5 * [.F32] * ([.F27]*[.F27]/3.6/3.6)" office:value-type="float" office:value="42.5339777309986" calcext:value-type="float">
            <text:p>42.5339777309986</text:p>
          </table:table-cell>
          <table:table-cell office:value-type="string" calcext:value-type="string">
            <text:p><text:s/>= 0.5 * q * v^2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Dynamic pressure (mBar)</text:p>
          </table:table-cell>
          <table:table-cell table:style-name="ce10" table:formula="of:= [.F33] / 100" office:value-type="float" office:value="0.425339777309986" calcext:value-type="float">
            <text:p>0.42533977730998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20:21:18.388723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1:38:11.689788832</meta:creation-date>
    <dc:date>2021-04-05T22:09:01.699031612</dc:date>
    <meta:editing-duration>PT2H5M32S</meta:editing-duration>
    <meta:editing-cycles>3</meta:editing-cycles>
    <meta:generator>LibreOffice/6.4.6.2$Linux_X86_64 LibreOffice_project/40$Build-2</meta:generator>
    <meta:document-statistic meta:table-count="1" meta:cell-count="48" meta:object-count="0"/>
  </office:meta>
</office:document-meta>
</file>